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0000ff" style:text-outline="false" style:text-line-through-style="none" style:font-name="Courier New" fo:font-size="10pt" fo:language="none" fo:country="none" fo:font-style="normal" fo:text-shadow="none" style:text-underline-style="none" fo:font-weight="normal" style:text-und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precision-as-shown="true"/>
      <table:table table:name="CorpusMinerV2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Profiling méthodes CorpusMinerV2</text:p>
          </table:table-cell>
          <table:table-cell table:style-name="ce1" office:value-type="string">
            <text:p>Corpus F100.txt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 table:number-columns-repeated="12"/>
          <table:table-cell table:style-name="ce1" office:value-type="string">
            <text:p>0.7</text:p>
          </table:table-cell>
        </table:table-row>
        <table:table-row table:style-name="ro3">
          <table:table-cell/>
          <table:table-cell table:style-name="ce1" table:number-columns-repeated="6"/>
          <table:table-cell table:number-columns-repeated="7"/>
        </table:table-row>
        <table:table-row table:style-name="ro4">
          <table:table-cell office:value-type="string">
            <text:p>lignes</text:p>
          </table:table-cell>
          <table:table-cell table:style-name="ce1" office:value-type="string">
            <text:p>tmps ms: constitution paires + extraction patrons seuil: 0.7</text:p>
          </table:table-cell>
          <table:table-cell table:style-name="ce1" office:value-type="string">
            <text:p>tmps ms: enregistrement dans fichier</text:p>
          </table:table-cell>
          <table:table-cell table:style-name="ce1" office:value-type="string">
            <text:p>tmps ms: constitution paires + extraction patrons seuil: 0.3</text:p>
          </table:table-cell>
          <table:table-cell table:style-name="ce1" office:value-type="string">
            <text:p>tmps ms: enregistrement dans fichier</text:p>
          </table:table-cell>
          <table:table-cell table:style-name="ce1" office:value-type="string">
            <text:p>tmps ms: constitution paires + extraction patrons seuil: 0.5</text:p>
          </table:table-cell>
          <table:table-cell table:style-name="ce1" office:value-type="string">
            <text:p>tmps ms: enregistrement dans fichier</text:p>
          </table:table-cell>
          <table:table-cell table:number-columns-repeated="7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25438">
            <text:p>25438</text:p>
          </table:table-cell>
          <table:table-cell table:style-name="ce2" office:value-type="float" office:value="62">
            <text:p>62</text:p>
          </table:table-cell>
          <table:table-cell table:number-columns-repeated="11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16859">
            <text:p>116859</text:p>
          </table:table-cell>
          <table:table-cell table:style-name="ce2" office:value-type="float" office:value="532">
            <text:p>532</text:p>
          </table:table-cell>
          <table:table-cell table:style-name="ce1" table:number-columns-repeated="4"/>
          <table:table-cell table:number-columns-repeated="7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148453">
            <text:p>148453</text:p>
          </table:table-cell>
          <table:table-cell table:style-name="ce2" office:value-type="float" office:value="719">
            <text:p>719</text:p>
          </table:table-cell>
          <table:table-cell table:style-name="ce1" table:number-columns-repeated="4"/>
          <table:table-cell table:number-columns-repeated="7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188734">
            <text:p>18873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7953">
            <text:p>7953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8218">
            <text:p>8218</text:p>
          </table:table-cell>
          <table:table-cell table:style-name="ce2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259188">
            <text:p>259188</text:p>
          </table:table-cell>
          <table:table-cell table:style-name="ce2" office:value-type="float" office:value="672">
            <text:p>672</text:p>
          </table:table-cell>
          <table:table-cell table:number-columns-repeated="11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462203">
            <text:p>462203</text:p>
          </table:table-cell>
          <table:table-cell table:style-name="ce2" office:value-type="float" office:value="172">
            <text:p>172</text:p>
          </table:table-cell>
          <table:table-cell table:number-columns-repeated="11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770984">
            <text:p>770984</text:p>
          </table:table-cell>
          <table:table-cell table:style-name="ce2" office:value-type="float" office:value="625">
            <text:p>625</text:p>
          </table:table-cell>
          <table:table-cell table:number-columns-repeated="2"/>
          <table:table-cell table:style-name="ce2" office:value-type="float" office:value="51984">
            <text:p>51984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3602">
            <text:p>3602</text:p>
          </table:table-cell>
          <table:table-cell table:style-name="Default"/>
          <table:table-cell table:number-columns-repeated="3"/>
          <table:table-cell table:style-name="ce2" office:value-type="float" office:value="117579">
            <text:p>117579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3" table:number-rows-repeated="3">
          <table:table-cell/>
          <table:table-cell table:style-name="Default"/>
          <table:table-cell table:number-columns-repeated="12"/>
        </table:table-row>
        <table:table-row table:style-name="ro3">
          <table:table-cell>
            <draw:frame table:end-cell-address="CorpusMinerV2.F45" table:end-x="1.273cm" table:end-y="0.3cm" draw:z-index="0" svg:width="17.954cm" svg:height="12.595cm" svg:x="0.62cm" svg:y="0.349cm">
              <draw:object draw:notify-on-update-of-ranges="CorpusMinerV2.A4:CorpusMinerV2.G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3">13/01/2006</text:date>, <text:time>18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Antonio Balvet</meta:initial-creator>
    <meta:creation-date>2006-01-13T16:15:58</meta:creation-date>
    <dc:creator>Antonio Balvet</dc:creator>
    <dc:date>2006-01-13T18:36:03</dc:date>
    <dc:language>fr-FR</dc:language>
    <meta:editing-cycles>34</meta:editing-cycles>
    <meta:editing-duration>PT2H20M11S</meta:editing-duration>
    <meta:user-defined meta:name="Info 1"/>
    <meta:user-defined meta:name="Info 2"/>
    <meta:user-defined meta:name="Info 3"/>
    <meta:user-defined meta:name="Info 4"/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2999992370605pt" style:font-family-asian="'MS Gothic'" style:font-pitch-asian="variable" style:font-size-asian="23.2999992370605pt" style:font-family-complex="Tahoma" style:font-pitch-complex="variable" style:font-size-complex="23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MS Gothic'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MS Gothic'" style:font-pitch-asian="variable" style:font-size-asian="12.5pt" style:font-family-complex="Tahoma" style:font-pitch-complex="variable" style:font-size-complex="12.5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9" style:family="chart">
      <style:graphic-properties svg:stroke-color="#ffffcc" draw:fill-color="#ffffcc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graphic-properties draw:stroke="solid" svg:stroke-width="0cm" svg:stroke-color="#ccffff" draw:fill-color="#ccffff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graphic-properties draw:stroke="solid" svg:stroke-width="0cm" svg:stroke-color="#660066" draw:fill-color="#660066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graphic-properties draw:stroke="solid" svg:stroke-width="0cm" svg:stroke-color="#ff8080" draw:fill-color="#ff8080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graphic-properties draw:stroke="solid" svg:stroke-width="0cm" svg:stroke-color="#0066cc" draw:fill-color="#0066cc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graphic-properties draw:stroke="none" draw:fill="solid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7.955cm" svg:height="12.596cm" chart:class="chart:line" chart:style-name="ch1">
        <chart:title svg:x="6.506cm" svg:y="0.25cm" chart:style-name="ch2">
          <text:p>Titre principal</text:p>
        </chart:title>
        <chart:legend chart:legend-position="end" svg:x="13.376cm" svg:y="1.567cm" chart:style-name="ch3"/>
        <chart:plot-area chart:style-name="ch4" table:cell-range-address="CorpusMinerV2.$A$4:.$G$11" chart:data-source-has-labels="row" chart:table-number-list="0" svg:x="0.358cm" svg:y="1.677cm" svg:width="12.303cm" svg:height="10.669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series chart:style-name="ch12">
            <chart:data-point chart:repeated="7"/>
          </chart:series>
          <chart:series chart:style-name="ch13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s</text:p>
              </table:table-cell>
              <table:table-cell office:value-type="string">
                <text:p>tmps ms: constitution paires + extraction patrons seuil: 0.7</text:p>
              </table:table-cell>
              <table:table-cell office:value-type="string">
                <text:p>tmps ms: enregistrement dans fichier</text:p>
              </table:table-cell>
              <table:table-cell office:value-type="string">
                <text:p>tmps ms: constitution paires + extraction patrons seuil: 0.3</text:p>
              </table:table-cell>
              <table:table-cell office:value-type="string">
                <text:p>tmps ms: enregistrement dans fichier</text:p>
              </table:table-cell>
              <table:table-cell office:value-type="string">
                <text:p>tmps ms: constitution paires + extraction patrons seuil: 0.5</text:p>
              </table:table-cell>
              <table:table-cell office:value-type="string">
                <text:p>tmps ms: enregistrement dans fichier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</table:table-cell>
              <table:table-cell office:value-type="float" office:value="100">
                <text:p>100</text:p>
              </table:table-cell>
              <table:table-cell office:value-type="float" office:value="25438">
                <text:p>25438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200">
                <text:p>200</text:p>
              </table:table-cell>
              <table:table-cell office:value-type="float" office:value="116859">
                <text:p>116859</text:p>
              </table:table-cell>
              <table:table-cell office:value-type="float" office:value="532">
                <text:p>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300">
                <text:p>300</text:p>
              </table:table-cell>
              <table:table-cell office:value-type="float" office:value="148453">
                <text:p>148453</text:p>
              </table:table-cell>
              <table:table-cell office:value-type="float" office:value="719">
                <text:p>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400">
                <text:p>400</text:p>
              </table:table-cell>
              <table:table-cell office:value-type="float" office:value="188734">
                <text:p>188734</text:p>
              </table:table-cell>
              <table:table-cell office:value-type="float" office:value="31">
                <text:p>31</text:p>
              </table:table-cell>
              <table:table-cell office:value-type="float" office:value="7953">
                <text:p>7953</text:p>
              </table:table-cell>
              <table:table-cell office:value-type="float" office:value="219">
                <text:p>219</text:p>
              </table:table-cell>
              <table:table-cell office:value-type="float" office:value="8218">
                <text:p>8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500">
                <text:p>500</text:p>
              </table:table-cell>
              <table:table-cell office:value-type="float" office:value="259188">
                <text:p>259188</text:p>
              </table:table-cell>
              <table:table-cell office:value-type="float" office:value="672">
                <text:p>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700">
                <text:p>700</text:p>
              </table:table-cell>
              <table:table-cell office:value-type="float" office:value="462203">
                <text:p>462203</text:p>
              </table:table-cell>
              <table:table-cell office:value-type="float" office:value="172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1000">
                <text:p>1000</text:p>
              </table:table-cell>
              <table:table-cell office:value-type="float" office:value="770984">
                <text:p>770984</text:p>
              </table:table-cell>
              <table:table-cell office:value-type="float" office:value="625">
                <text:p>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984">
                <text:p>5198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